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0.39pt" svg:height="229.78pt" svg:x="27.18pt" svg:y="89.6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thread condvar+mutex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Notification event <text:s text:c="12"/>– Linux PAL</text:p>
          </table:table-cell>
          <table:covered-table-cell table:style-name="Default"/>
          <table:table-cell office:value-type="string" calcext:value-type="string" table:number-columns-spanned="2" table:number-rows-spanned="1">
            <text:p>Notification event <text:s text:c="12"/>– Linux PAL+SC+RM</text:p>
          </table:table-cell>
          <table:covered-table-cell/>
          <table:table-cell office:value-type="string" calcext:value-type="string" table:number-columns-spanned="2" table:number-rows-spanned="1">
            <text:p>Notification event <text:s text:c="12"/>– SGX PAL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event wake time</text:p>
          </table:table-cell>
          <table:table-cell table:style-name="Default" office:value-type="float" office:value="4.4552" calcext:value-type="float">
            <text:p>4.4552</text:p>
          </table:table-cell>
          <table:table-cell table:style-name="Default" office:value-type="float" office:value="0.1016" calcext:value-type="float">
            <text:p>0.1016</text:p>
          </table:table-cell>
          <table:table-cell office:value-type="float" office:value="4.0665" calcext:value-type="float">
            <text:p>4.0665</text:p>
          </table:table-cell>
          <table:table-cell office:value-type="float" office:value="0.0146" calcext:value-type="float">
            <text:p>0.0146</text:p>
          </table:table-cell>
          <table:table-cell table:style-name="ce2" office:value-type="float" office:value="4.4096" calcext:value-type="float">
            <text:p>4.4096</text:p>
          </table:table-cell>
          <table:table-cell table:style-name="ce2" office:value-type="float" office:value="0.4426" calcext:value-type="float">
            <text:p>0.4426</text:p>
          </table:table-cell>
          <table:table-cell table:style-name="ce2" office:value-type="float" office:value="9.4485" calcext:value-type="float">
            <text:p>9.4485</text:p>
          </table:table-cell>
          <table:table-cell table:style-name="ce2" office:value-type="float" office:value="0.2776" calcext:value-type="float">
            <text:p>0.2776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2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8:30:19.301009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8:32:37.084048864</dc:date>
    <meta:editing-duration>PT22H8M43S</meta:editing-duration>
    <meta:editing-cycles>24</meta:editing-cycles>
    <meta:generator>LibreOffice/5.1.6.2$Linux_X86_64 LibreOffice_project/10m0$Build-2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aximum="10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-color="#808080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I3:Sheet1.I4" chart:error-lower-range="Sheet1.I3:Sheet1.I4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126cm" svg:height="8.107cm" xlink:href=".." xlink:type="simple" chart:class="chart:bar" chart:style-name="ch1">
        <chart:legend svg:x="0cm" svg:y="1.18cm" style:legend-expansion="custom" chartooo:width="5.169cm" chartooo:height="5.769cm" style:legend-expansion-aspect-ratio="0.895995839833593" chart:style-name="ch2"/>
        <chart:plot-area chart:style-name="ch3" table:cell-range-address="Sheet1.A3:Sheet1.B3 Sheet1.B1:Sheet1.B1 Sheet1.D1:Sheet1.D1 Sheet1.D3:Sheet1.D3 Sheet1.F1:Sheet1.F1 Sheet1.F3:Sheet1.F3 Sheet1.H1:Sheet1.H1 Sheet1.H3:Sheet1.H3" chart:data-source-has-labels="both" svg:x="7.029cm" svg:y="0.815cm" svg:width="6.454cm" svg:height="6.991cm">
          <chartooo:coordinate-region svg:x="8.169cm" svg:y="1.091cm" svg:width="5.314cm" svg:height="5.766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5.158cm" svg:y="7.071cm" chart:style-name="ch6">
              <text:p>PAL call / pthread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thread condvar+mutex –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Notification event             –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Notification event             – Linux PAL+SC+RM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Notification event             – SGX PAL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event wake time</text:p>
                <draw:g>
                  <svg:desc>Sheet1.A3:Sheet1.A3</svg:desc>
                </draw:g>
              </table:table-cell>
              <table:table-cell office:value-type="float" office:value="4.4552">
                <text:p>4.4552</text:p>
                <draw:g>
                  <svg:desc>Sheet1.B3:Sheet1.B3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0.1016">
                <text:p>0.1016</text:p>
                <draw:g>
                  <svg:desc>Sheet1.C3:Sheet1.C4</svg:desc>
                </draw:g>
              </table:table-cell>
              <table:table-cell office:value-type="float" office:value="4.0665">
                <text:p>4.0665</text:p>
                <draw:g>
                  <svg:desc>Sheet1.D3:Sheet1.D3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0.0146">
                <text:p>0.0146</text:p>
                <draw:g>
                  <svg:desc>Sheet1.E3:Sheet1.E4</svg:desc>
                </draw:g>
              </table:table-cell>
              <table:table-cell office:value-type="float" office:value="4.4096">
                <text:p>4.4096</text:p>
                <draw:g>
                  <svg:desc>Sheet1.F3:Sheet1.F3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0.4426">
                <text:p>0.4426</text:p>
                <draw:g>
                  <svg:desc>Sheet1.G3:Sheet1.G4</svg:desc>
                </draw:g>
              </table:table-cell>
              <table:table-cell office:value-type="float" office:value="9.4485">
                <text:p>9.4485</text:p>
                <draw:g>
                  <svg:desc>Sheet1.H3:Sheet1.H3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  <table:table-cell office:value-type="float" office:value="0.2776">
                <text:p>0.2776</text:p>
                <draw:g>
                  <svg:desc>Sheet1.I3:Sheet1.I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